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2" style:parent-style-name="Normal" style:family="paragraph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Times New Roman" fo:font-size="12pt" style:font-size-asian="12pt" style:font-size-complex="12pt"/>
    </style:style>
    <style:style style:name="P4" style:parent-style-name="Normal" style:family="paragraph">
      <style:text-properties style:font-name="Times New Roman" fo:font-size="12pt" style:font-size-asian="12pt" style:font-size-complex="12pt"/>
    </style:style>
    <style:style style:name="P5" style:parent-style-name="Normal" style:family="paragraph">
      <style:text-properties style:font-name="Times New Roman" fo:font-size="12pt" style:font-size-asian="12pt" style:font-size-complex="12pt"/>
    </style:style>
    <style:style style:name="P6" style:parent-style-name="Normal" style:family="paragraph">
      <style:text-properties style:font-name="Times New Roman" fo:font-size="12pt" style:font-size-asian="12pt" style:font-size-complex="12pt"/>
    </style:style>
    <style:style style:name="P7" style:parent-style-name="Normal" style:family="paragraph">
      <style:text-properties style:font-name="Times New Roman" fo:font-size="12pt" style:font-size-asian="12pt" style:font-size-complex="12pt"/>
    </style:style>
    <style:style style:name="P8" style:parent-style-name="Normal" style:family="paragraph">
      <style:text-properties style:font-name="Times New Roman" fo:font-size="12pt" style:font-size-asian="12pt" style:font-size-complex="12pt"/>
    </style:style>
    <style:style style:name="P9" style:parent-style-name="Normal" style:family="paragraph">
      <style:text-properties style:font-name="Times New Roman" fo:font-size="12pt" style:font-size-asian="12pt" style:font-size-complex="12pt"/>
    </style:style>
    <style:style style:name="P10" style:parent-style-name="Normal" style:family="paragraph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font-name="Times New Roman" fo:font-size="12pt" style:font-size-asian="12pt" style:font-size-complex="12pt"/>
    </style:style>
    <style:style style:name="P13" style:parent-style-name="Normal" style:family="paragraph">
      <style:text-properties style:font-name="Times New Roman" fo:font-size="12pt" style:font-size-asian="12pt" style:font-size-complex="12pt"/>
    </style:style>
    <style:style style:name="P14" style:parent-style-name="Normal" style:family="paragraph">
      <style:text-properties style:font-name="Times New Roman" fo:font-size="12pt" style:font-size-asian="12pt" style:font-size-complex="12pt"/>
    </style:style>
    <style:style style:name="P15" style:parent-style-name="Normal" style:family="paragraph">
      <style:text-properties style:font-name="Times New Roman" fo:font-size="12pt" style:font-size-asian="12pt" style:font-size-complex="12pt"/>
    </style:style>
    <style:style style:name="P16" style:parent-style-name="Normal" style:family="paragraph">
      <style:text-properties style:font-name="Times New Roman" fo:font-size="12pt" style:font-size-asian="12pt" style:font-size-complex="12pt"/>
    </style:style>
    <style:style style:name="P17" style:parent-style-name="Normal" style:family="paragraph">
      <style:text-properties style:font-name="Times New Roman" fo:font-size="12pt" style:font-size-asian="12pt" style:font-size-complex="12pt"/>
    </style:style>
    <style:style style:name="P18" style:parent-style-name="Normal" style:family="paragraph">
      <style:text-properties style:font-name="Times New Roman" fo:font-size="12pt" style:font-size-asian="12pt" style:font-size-complex="12pt"/>
    </style:style>
    <style:style style:name="P19" style:parent-style-name="Normal" style:family="paragraph">
      <style:text-properties style:font-name="Times New Roman" fo:font-size="12pt" style:font-size-asian="12pt" style:font-size-complex="12pt"/>
    </style:style>
    <style:style style:name="P20" style:parent-style-name="Normal" style:family="paragraph">
      <style:text-properties style:font-name="Times New Roman" fo:font-size="12pt" style:font-size-asian="12pt" style:font-size-complex="12pt"/>
    </style:style>
    <style:style style:name="P21" style:parent-style-name="Normal" style:family="paragraph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style:font-name="Times New Roman" fo:font-size="12pt" style:font-size-asian="12pt" style:font-size-complex="12pt"/>
    </style:style>
    <style:style style:name="P23" style:parent-style-name="Normal" style:family="paragraph">
      <style:text-properties style:font-name="Times New Roman" fo:font-size="12pt" style:font-size-asian="12pt" style:font-size-complex="12pt"/>
    </style:style>
    <style:style style:name="P24" style:parent-style-name="Normal" style:family="paragraph">
      <style:text-properties style:font-name="Times New Roman" fo:font-size="12pt" style:font-size-asian="12pt" style:font-size-complex="12pt"/>
    </style:style>
    <style:style style:name="P25" style:parent-style-name="Normal" style:family="paragraph">
      <style:text-properties style:font-name="Times New Roman" fo:font-size="12pt" style:font-size-asian="12pt" style:font-size-complex="12pt"/>
    </style:style>
    <style:style style:name="P26" style:parent-style-name="Normal" style:family="paragraph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style:font-name="Times New Roman" fo:font-size="12pt" style:font-size-asian="12pt" style:font-size-complex="12pt"/>
    </style:style>
    <style:style style:name="P28" style:parent-style-name="Normal" style:family="paragraph">
      <style:text-properties style:font-name="Times New Roman" fo:font-size="12pt" style:font-size-asian="12pt" style:font-size-complex="12pt"/>
    </style:style>
    <style:style style:name="T29" style:parent-style-name="Standardstycketeckensnitt" style:family="text">
      <style:text-properties style:font-name="Times New Roman" fo:font-size="12pt" style:font-size-asian="12pt" style:font-size-complex="12pt"/>
    </style:style>
    <style:style style:name="T30" style:parent-style-name="Standardstycketeckensnit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31" style:parent-style-name="Standardstycketeckensnitt" style:family="text">
      <style:text-properties style:font-name="Times New Roman" fo:font-size="12pt" style:font-size-asian="12pt" style:font-size-complex="12pt"/>
    </style:style>
    <style:style style:name="T32" style:parent-style-name="Standardstycketeckensnitt" style:family="text">
      <style:text-properties style:font-name="Times New Roman" fo:font-size="12pt" style:font-size-asian="12pt" style:font-size-complex="12pt"/>
    </style:style>
    <style:style style:name="T33" style:parent-style-name="Standardstycketeckensnitt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Features</text:p>
      <text:p text:style-name="P2">Spelare</text:p>
      <text:p text:style-name="P3">1. Man kan välja mellan att skjuta med tre<text:s/>olika sorters skott. Det första skottet<text:s/>är main weapon som skjuts<text:s/>automatiskt<text:s/>vilket<text:s/>är en laser som gör<text:s/>skada, de skjuts snabbt rakt framåt.<text:s/></text:p>
      <text:p text:style-name="P4">2.<text:s/>För att skjuta de andra skotten<text:s/><text:s/>trycker man på motsvarande knapp</text:p>
      <text:p text:style-name="P5">3. Det andra skottet är en missil som först ger skada på kontakt med ett skepp och sen en skada på en yta runt. Om det är flera skepp<text:s/>på ytan tar alla skada av missilens ytskada. Vi har lagt till en animation så att det ser ut som att skottet sprängs när den träffar något.</text:p>
      <text:p text:style-name="P6">4. Det tredje skottet är ett EMP-vapen som när det träffar fienderna stänger av deras skott och rörelse</text:p>
      <text:p text:style-name="P7">5.<text:s/>Man kan byta layout på knapparna om man drar med finger åt höger på skärmen.</text:p>
      <text:p text:style-name="P8">6.<text:s/>Man kan stänga av skotten om man<text:s/>drar med fingret åt vänster på skärmen.<text:s/></text:p>
      <text:p text:style-name="P9">7. Om spelarens hälsa minskar så vibrerar mobilen.</text:p>
      <text:p text:style-name="P10"/>
      <text:p text:style-name="P11">Fiender</text:p>
      <text:p text:style-name="P12">1. HeavyShip: Ett stort skepp som kräver två skott för att dö och kan även skjuta egna skott som gör 1 skada på spelarskeppet. Gör även 10 skada om spelaren kolliderar med skeppet.</text:p>
      <text:p text:style-name="P13">2. BasicShip: Ett litet skepp som rör sig rakt ner på skärmen och gör 5 skada om spelaren kolliderar med det. Kräver ett skott för att dö.</text:p>
      <text:p text:style-name="P14">3.ScoutShip: Små skepp som skapas fem åt gången och rör sig i ett sicksack mönster över skärmen. Kräver ett skott för att dö och gör 2 skada om<text:s/>spelaren kolliderar med skeppet.</text:p>
      <text:p text:style-name="P15">4.<text:s/>Asteroid: Asteroid som kommer på skärmen som man antingen undviker eller skjuter sönder för att undvika kollision</text:p>
      <text:p text:style-name="P16">5. StealthShip: Små skepp som dyker upp skjuter, försvinner och dyker upp längre ner på skärmen och skjuter igen mot spelaren</text:p>
      <text:p text:style-name="P17">6. BigLaserShip: Stort skepp, som åker sakta framåt för att stanna upp och skjuta en laser som håller på i några sekunder innan den åker vidare</text:p>
      <text:p text:style-name="P18">7. Kamikazeship: Skepp som siktar in sig på att försöka krocka med spelarskeppet</text:p>
      <text:p text:style-name="P19">8. MultiShooterShip: Stort skepp som skjuter massa laserskott i olika riktningar</text:p>
      <text:p text:style-name="P20"/>
      <text:p text:style-name="P21">Musik/Bilder</text:p>
      <text:soft-page-break/>
      <text:p text:style-name="P22">1. Vi har lagt till bakgrundsmusik som startar när spelet startas.</text:p>
      <text:p text:style-name="P23">2. Vi har lagt till effekter som gör att ett ljud spelas när missilen kolliderar med något.</text:p>
      <text:p text:style-name="P24">3. Det finns för nuvarande inget sätt att sänka volymen i spelet. (görs på mobilen).<text:s/></text:p>
      <text:p text:style-name="P25">Musiken och alla bilder vi använder tog vi från openGameArt.com. Bilderna/Musiken är där tillfälligt, licenserna för dem lägger vi till i slutet när vi vet vilka bilder vi tänker använda i vår slutprodukt.</text:p>
      <text:p text:style-name="P26">TopInfoBar</text:p>
      <text:p text:style-name="P27">1.<text:s/>Längst upp på skärmen visas namnet på banan följt av livet i procent följt av poäng. (finns enbart en bana än så länge).</text:p>
      <text:p text:style-name="P28">2. Livet påverkas beroende på vad som kolliderar med spelaren varje skepp och skott gör<text:s/>olika skada.<text:s/></text:p>
      <text:p text:style-name="Normal"><text:span text:style-name="T29">3. Man får poäng av fiender</text:span></text:p>
      <text:p text:style-name="Normal"><text:span text:style-name="T30">StartMeny</text:span></text:p>
      <text:p text:style-name="Normal"><text:span text:style-name="T31">När man startar spelet kommer man till en startmeny med tre olika knappar,<text:s/></text:span><text:span text:style-name="T32">New Game, Options &amp; HighScore. Klickar man på New Game så startas ett nytt spel som går att spela.</text:span></text:p>
      <text:p text:style-name="Normal"><text:span text:style-name="T33">Options &amp; Highscore är inte implementerade ännu utan man kommer bara till en skärm så att man kan backa tillbaka till startmeny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stycketeckensnitt" style:display-name="Standardstycketeckensnitt" style:family="text"/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lin</meta:initial-creator>
    <dc:creator>Magnus</dc:creator>
    <meta:creation-date>2013-09-26T16:03:00Z</meta:creation-date>
    <dc:date>2013-10-03T16:46:00Z</dc:date>
    <meta:template xlink:href="Normal" xlink:type="simple"/>
    <meta:editing-cycles>4</meta:editing-cycles>
    <meta:editing-duration>PT1200S</meta:editing-duration>
    <meta:document-statistic meta:page-count="2" meta:paragraph-count="5" meta:word-count="469" meta:character-count="2952" meta:row-count="20" meta:non-whitespace-character-count="2488"/>
  </office:meta>
</office:document-meta>
</file>